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18a2d" officeooo:paragraph-rsid="00018a2d"/>
    </style:style>
    <style:style style:name="P2" style:family="paragraph" style:parent-style-name="Standard">
      <style:text-properties officeooo:rsid="00018a2d" officeooo:paragraph-rsid="0006b8c5"/>
    </style:style>
    <style:style style:name="P3" style:family="paragraph" style:parent-style-name="Standard">
      <style:text-properties officeooo:rsid="0001d7c0" officeooo:paragraph-rsid="0006b8c5"/>
    </style:style>
    <style:style style:name="P4" style:family="paragraph" style:parent-style-name="Standard">
      <style:text-properties officeooo:rsid="00038b5c" officeooo:paragraph-rsid="00038b5c"/>
    </style:style>
    <style:style style:name="P5" style:family="paragraph" style:parent-style-name="Standard">
      <style:text-properties officeooo:rsid="0005894c" officeooo:paragraph-rsid="0005894c"/>
    </style:style>
    <style:style style:name="T1" style:family="text">
      <style:text-properties officeooo:rsid="0001d7c0"/>
    </style:style>
    <style:style style:name="T2" style:family="text">
      <style:text-properties officeooo:rsid="00045245"/>
    </style:style>
    <style:style style:name="T3" style:family="text">
      <style:text-properties officeooo:rsid="0005e85b"/>
    </style:style>
    <style:style style:name="T4" style:family="text">
      <style:text-properties officeooo:rsid="0007d6f6"/>
    </style:style>
    <style:style style:name="T5" style:family="text">
      <style:text-properties officeooo:rsid="00087429"/>
    </style:style>
    <style:style style:name="T6" style:family="text">
      <style:text-properties officeooo:rsid="0009eb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- <text:span text:style-name="T1">(in pfile) RM- 1.3 ; RA-1.74 ; Cm- 0.014 <text:s/>. HCN 1 &amp; 2 <text:s/>– 0.1 &amp; 0.5 . Rin= 206.25.</text:span></text:p>
      <text:p text:style-name="P1"/>
      <text:p text:style-name="P4">Arky- <text:span text:style-name="T2">Rm-4; Ra-4 , Cm=0.009 (HCN1&amp;2= 0.1 &amp; 0.5)</text:span></text:p>
      <text:p text:style-name="P5">Rin= <text:span text:style-name="T3">318.75</text:span></text:p>
      <text:p text:style-name="P5"/>
      <text:p text:style-name="P2">- <text:span text:style-name="T4">Changes made to make 2 different types using the same p-file</text:span></text:p>
      <text:p text:style-name="P2">-<text:span text:style-name="T5">sag for Arky GP neuron greater than proto </text:span></text:p>
      <text:p text:style-name="P3">-change Cm to make the sag more faster or slower </text:p>
      <text:p text:style-name="P3">-change in Rm and Ra gives a change in the voltage of the graph</text:p>
      <text:p text:style-name="P2">- <text:span text:style-name="T6">data matched to Hernandez pa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31:12.350786773</meta:creation-date>
    <dc:date>2017-04-06T16:39:52.945325802</dc:date>
    <meta:editing-duration>PT2H53M48S</meta:editing-duration>
    <meta:editing-cycles>20</meta:editing-cycles>
    <meta:generator>LibreOffice/4.4.5.2$Linux_X86_64 LibreOffice_project/40$Build-2</meta:generator>
    <meta:document-statistic meta:table-count="0" meta:image-count="0" meta:object-count="0" meta:page-count="1" meta:paragraph-count="8" meta:word-count="82" meta:character-count="396" meta:non-whitespace-character-count="317"/>
  </office:meta>
</office:document-meta>
</file>